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5999999999999pt" style:use-optimal-row-height="true"/>
    </style:style>
    <style:style style:name="ACOL-0" style:family="table-column">
      <style:table-column-properties style:column-width="64.00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OL-1" style:family="table-column">
      <style:table-column-properties style:column-width="141.2496pt" style:use-optimal-column-width="true"/>
    </style:style>
    <style:style style:name="ACOL-2" style:family="table-column">
      <style:table-column-properties style:column-width="106.0992pt" style:use-optimal-column-width="true"/>
    </style:style>
    <style:style style:name="ACOL-3" style:family="table-column">
      <style:table-column-properties style:column-width="47.988pt" style:use-optimal-column-width="true"/>
    </style:style>
    <style:style style:name="ACOL-4" style:family="table-column">
      <style:table-column-properties style:column-width="123.6456pt" style:use-optimal-column-width="true"/>
    </style:style>
    <style:style style:name="ACOL-5" style:family="table-column">
      <style:table-column-properties style:column-width="142.4376pt" style:use-optimal-column-width="true"/>
    </style:style>
    <style:style style:name="ACOL-6" style:family="table-column">
      <style:table-column-properties style:column-width="66.81818181818181pt" style:use-optimal-column-width="true"/>
    </style:style>
    <style:style style:name="ACOL-7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wfred_rev6.csv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3"/>
        <table:table-column table:default-cell-style-name="ACE-0" table:style-name="ACOL-5"/>
        <table:table-column table:default-cell-style-name="ACE-0" table:style-name="ACOL-3" table:number-columns-repeated="2"/>
        <table:table-column table:default-cell-style-name="ACE-0" table:style-name="ACOL-6"/>
        <table:table-column table:default-cell-style-name="ACE-0" table:style-name="ACOL-3" table:number-columns-repeated="247"/>
        <table:table-column table:default-cell-style-name="ACE-0" table:style-name="ACOL-0" table:number-columns-repeated="768"/>
        <table:table-row table:style-name="AROW-0">
          <table:table-cell table:style-name="ACE-0" office:value-type="string">
            <text:p>Designator</text:p>
          </table:table-cell>
          <table:table-cell table:style-name="ACE-0" office:value-type="string">
            <text:p>Package</text:p>
          </table:table-cell>
          <table:table-cell table:style-name="ACE-0" office:value-type="string">
            <text:p>Quantity</text:p>
          </table:table-cell>
          <table:table-cell table:style-name="ACE-0" office:value-type="string">
            <text:p>Designation</text:p>
          </table:table-cell>
          <table:table-cell table:style-name="ACE-0" office:value-type="string">
            <text:p>Supplier</text:p>
          </table:table-cell>
          <table:table-cell table:style-name="ACE-0" office:value-type="string">
            <text:p>ID</text:p>
          </table:table-cell>
          <table:table-cell table:style-name="ACE-3" office:value-type="string">
            <text:p>Price</text:p>
          </table:table-cell>
          <table:table-cell table:style-name="ACE-2" office:value-type="string">
            <text:p>Total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P1</text:p>
          </table:table-cell>
          <table:table-cell table:style-name="ACE-0" office:value-type="string">
            <text:p>PCB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124mm x 35mm x 1.6mm</text:p>
          </table:table-cell>
          <table:table-cell table:style-name="ACE-0" office:value-type="string">
            <text:p>JLCPCB</text:p>
          </table:table-cell>
          <table:table-cell table:style-name="ACE-0" office:value-type="string">
            <text:p>PCB-SMT Service</text:p>
          </table:table-cell>
          <table:table-cell table:style-name="ACE-3" office:value-type="float" office:value="4">
            <text:p>4.000 </text:p>
          </table:table-cell>
          <table:table-cell table:style-name="ACE-2" table:formula="of:=ROUND([.G2]*[.C2];2)" office:value-type="float" office:value="4">
            <text:p>4.00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5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0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3" table:formula="of:=0.192*1.1899999999999999" office:value-type="float" office:value="0.22847999999999999">
            <text:p>0.228 </text:p>
          </table:table-cell>
          <table:table-cell table:style-name="ACE-2" table:formula="of:=ROUND([.G3]*[.C3];2)" office:value-type="float" office:value="0.23000000000000001">
            <text:p>0.2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6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1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3" table:formula="of:=0.192*1.1899999999999999" office:value-type="float" office:value="0.22847999999999999">
            <text:p>0.228 </text:p>
          </table:table-cell>
          <table:table-cell table:style-name="ACE-2" table:formula="of:=ROUND([.G4]*[.C4];2)" office:value-type="float" office:value="0.23000000000000001">
            <text:p>0.2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7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2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3" table:formula="of:=0.192*1.1899999999999999" office:value-type="float" office:value="0.22847999999999999">
            <text:p>0.228 </text:p>
          </table:table-cell>
          <table:table-cell table:style-name="ACE-2" table:formula="of:=ROUND([.G5]*[.C5];2)" office:value-type="float" office:value="0.23000000000000001">
            <text:p>0.2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8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3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3" table:formula="of:=0.192*1.1899999999999999" office:value-type="float" office:value="0.22847999999999999">
            <text:p>0.228 </text:p>
          </table:table-cell>
          <table:table-cell table:style-name="ACE-2" table:formula="of:=ROUND([.G6]*[.C6];2)" office:value-type="float" office:value="0.23000000000000001">
            <text:p>0.2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9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4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3" table:formula="of:=0.192*1.1899999999999999" office:value-type="float" office:value="0.22847999999999999">
            <text:p>0.228 </text:p>
          </table:table-cell>
          <table:table-cell table:style-name="ACE-2" table:formula="of:=ROUND([.G7]*[.C7];2)" office:value-type="float" office:value="0.23000000000000001">
            <text:p>0.2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0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5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3" table:formula="of:=0.192*1.1899999999999999" office:value-type="float" office:value="0.22847999999999999">
            <text:p>0.228 </text:p>
          </table:table-cell>
          <table:table-cell table:style-name="ACE-2" table:formula="of:=ROUND([.G8]*[.C8];2)" office:value-type="float" office:value="0.23000000000000001">
            <text:p>0.2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1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6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3" table:formula="of:=0.192*1.1899999999999999" office:value-type="float" office:value="0.22847999999999999">
            <text:p>0.228 </text:p>
          </table:table-cell>
          <table:table-cell table:style-name="ACE-2" table:formula="of:=ROUND([.G9]*[.C9];2)" office:value-type="float" office:value="0.23000000000000001">
            <text:p>0.2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2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7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3" table:formula="of:=0.192*1.1899999999999999" office:value-type="float" office:value="0.22847999999999999">
            <text:p>0.228 </text:p>
          </table:table-cell>
          <table:table-cell table:style-name="ACE-2" table:formula="of:=ROUND([.G10]*[.C10];2)" office:value-type="float" office:value="0.23000000000000001">
            <text:p>0.2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4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8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3" table:formula="of:=0.192*1.1899999999999999" office:value-type="float" office:value="0.22847999999999999">
            <text:p>0.228 </text:p>
          </table:table-cell>
          <table:table-cell table:style-name="ACE-2" table:formula="of:=ROUND([.G11]*[.C11];2)" office:value-type="float" office:value="0.23000000000000001">
            <text:p>0.2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5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STOP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RV</text:p>
          </table:table-cell>
          <table:table-cell table:style-name="ACE-3" table:formula="of:=0.254*1.1899999999999999" office:value-type="float" office:value="0.30225999999999997">
            <text:p>0.302 </text:p>
          </table:table-cell>
          <table:table-cell table:style-name="ACE-2" table:formula="of:=ROUND([.G12]*[.C12];2)" office:value-type="float" office:value="0.29999999999999999">
            <text:p>0.30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6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HIFT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YV</text:p>
          </table:table-cell>
          <table:table-cell table:style-name="ACE-3" table:formula="of:=0.254*1.1899999999999999" office:value-type="float" office:value="0.30225999999999997">
            <text:p>0.302 </text:p>
          </table:table-cell>
          <table:table-cell table:style-name="ACE-2" table:formula="of:=ROUND([.G13]*[.C13];2)" office:value-type="float" office:value="0.29999999999999999">
            <text:p>0.30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U301</text:p>
          </table:table-cell>
          <table:table-cell table:style-name="ACE-0" office:value-type="string">
            <text:p>ESP32-S2-WROOM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user</text:p>
          </table:table-cell>
          <table:table-cell table:style-name="ACE-0" office:value-type="string">
            <text:p>356-ESP32S2WRM320PS3</text:p>
          </table:table-cell>
          <table:table-cell table:style-name="ACE-3" table:formula="of:=1.78*1.1899999999999999" office:value-type="float" office:value="2.1181999999999999">
            <text:p>2.118 </text:p>
          </table:table-cell>
          <table:table-cell table:style-name="ACE-2" table:formula="of:=ROUND([.G14]*[.C14];2)" office:value-type="float" office:value="2.1200000000000001">
            <text:p>2.12 </text:p>
          </table:table-cell>
          <table:table-cell table:style-name="ACE-0" office:value-type="string">
            <text:p>alternativ TME</text:p>
          </table:table-cell>
          <table:table-cell table:style-name="ACE-0" office:value-type="string">
            <text:p>ESP32S2-WROOM-32</text:p>
          </table:table-cell>
          <table:table-cell table:number-columns-repeated="1014" table:style-name="ACE-0"/>
        </table:table-row>
        <table:table-row table:style-name="AROW-0">
          <table:table-cell table:style-name="ACE-0" office:value-type="string">
            <text:p>SW301</text:p>
          </table:table-cell>
          <table:table-cell table:style-name="ACE-0" office:value-type="string">
            <text:p>OS102011MS2Q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CO1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611-OS102011MS2QN1</text:p>
          </table:table-cell>
          <table:table-cell table:style-name="ACE-3" table:formula="of:=0.29099999999999998*1.1899999999999999" office:value-type="float" office:value="0.34628999999999999">
            <text:p>0.346 </text:p>
          </table:table-cell>
          <table:table-cell table:style-name="ACE-2" table:formula="of:=ROUND([.G15]*[.C15];2)" office:value-type="float" office:value="0.34999999999999998">
            <text:p>0.35 </text:p>
          </table:table-cell>
          <table:table-cell table:style-name="ACE-0" office:value-type="string">
            <text:p>alternativ TME</text:p>
          </table:table-cell>
          <table:table-cell table:style-name="ACE-0" office:value-type="string">
            <text:p>OS102011MS2QN1</text:p>
          </table:table-cell>
          <table:table-cell table:number-columns-repeated="1014" table:style-name="ACE-0"/>
        </table:table-row>
        <table:table-row table:style-name="AROW-0">
          <table:table-cell table:style-name="ACE-0" office:value-type="string">
            <text:p>SW302</text:p>
          </table:table-cell>
          <table:table-cell table:style-name="ACE-0" office:value-type="string">
            <text:p>OS102011MS2Q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CO2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611-OS102011MS2QN1</text:p>
          </table:table-cell>
          <table:table-cell table:style-name="ACE-3" table:formula="of:=0.29099999999999998*1.1899999999999999" office:value-type="float" office:value="0.34628999999999999">
            <text:p>0.346 </text:p>
          </table:table-cell>
          <table:table-cell table:style-name="ACE-2" table:formula="of:=ROUND([.G16]*[.C16];2)" office:value-type="float" office:value="0.34999999999999998">
            <text:p>0.35 </text:p>
          </table:table-cell>
          <table:table-cell table:style-name="ACE-0" office:value-type="string">
            <text:p>alternativ TME</text:p>
          </table:table-cell>
          <table:table-cell table:style-name="ACE-0" office:value-type="string">
            <text:p>OS102011MS2QN1</text:p>
          </table:table-cell>
          <table:table-cell table:number-columns-repeated="1014" table:style-name="ACE-0"/>
        </table:table-row>
        <table:table-row table:style-name="AROW-0">
          <table:table-cell table:style-name="ACE-0" office:value-type="string">
            <text:p>SW303</text:p>
          </table:table-cell>
          <table:table-cell table:style-name="ACE-0" office:value-type="string">
            <text:p>OS102011MS2Q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CO3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611-OS102011MS2QN1</text:p>
          </table:table-cell>
          <table:table-cell table:style-name="ACE-3" table:formula="of:=0.29099999999999998*1.1899999999999999" office:value-type="float" office:value="0.34628999999999999">
            <text:p>0.346 </text:p>
          </table:table-cell>
          <table:table-cell table:style-name="ACE-2" table:formula="of:=ROUND([.G17]*[.C17];2)" office:value-type="float" office:value="0.34999999999999998">
            <text:p>0.35 </text:p>
          </table:table-cell>
          <table:table-cell table:style-name="ACE-0" office:value-type="string">
            <text:p>alternativ TME</text:p>
          </table:table-cell>
          <table:table-cell table:style-name="ACE-0" office:value-type="string">
            <text:p>OS102011MS2QN1</text:p>
          </table:table-cell>
          <table:table-cell table:number-columns-repeated="1014" table:style-name="ACE-0"/>
        </table:table-row>
        <table:table-row table:style-name="AROW-0">
          <table:table-cell table:style-name="ACE-0" office:value-type="string">
            <text:p>SW304</text:p>
          </table:table-cell>
          <table:table-cell table:style-name="ACE-0" office:value-type="string">
            <text:p>OS102011MS2Q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CO4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611-OS102011MS2QN1</text:p>
          </table:table-cell>
          <table:table-cell table:style-name="ACE-3" table:formula="of:=0.29099999999999998*1.1899999999999999" office:value-type="float" office:value="0.34628999999999999">
            <text:p>0.346 </text:p>
          </table:table-cell>
          <table:table-cell table:style-name="ACE-2" table:formula="of:=ROUND([.G18]*[.C18];2)" office:value-type="float" office:value="0.34999999999999998">
            <text:p>0.35 </text:p>
          </table:table-cell>
          <table:table-cell table:style-name="ACE-0" office:value-type="string">
            <text:p>alternativ TME</text:p>
          </table:table-cell>
          <table:table-cell table:style-name="ACE-0" office:value-type="string">
            <text:p>OS102011MS2QN1</text:p>
          </table:table-cell>
          <table:table-cell table:number-columns-repeated="1014" table:style-name="ACE-0"/>
        </table:table-row>
        <table:table-row table:style-name="AROW-0">
          <table:table-cell table:style-name="ACE-0" office:value-type="string">
            <text:p>SW313</text:p>
          </table:table-cell>
          <table:table-cell table:style-name="ACE-0" office:value-type="string">
            <text:p>100SP1T1B1M1QEH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IRECTION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612-100-A1111</text:p>
          </table:table-cell>
          <table:table-cell table:style-name="ACE-3" table:formula="of:=1.5700000000000001*1.1899999999999999" office:value-type="float" office:value="1.8683000000000001">
            <text:p>1.868 </text:p>
          </table:table-cell>
          <table:table-cell table:style-name="ACE-2" table:formula="of:=ROUND([.G19]*[.C19];2)" office:value-type="float" office:value="1.8700000000000001">
            <text:p>1.87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303,D302,D301,D101,D102</text:p>
          </table:table-cell>
          <table:table-cell table:style-name="ACE-0" office:value-type="string">
            <text:p>LED Spacer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3mm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749-ELM-7-3MM</text:p>
          </table:table-cell>
          <table:table-cell table:style-name="ACE-3" table:formula="of:=0.037999999999999999*1.1899999999999999" office:value-type="float" office:value="0.045219999999999996">
            <text:p>0.045 </text:p>
          </table:table-cell>
          <table:table-cell table:style-name="ACE-2" table:formula="of:=ROUND([.G20]*[.C20];2)" office:value-type="float" office:value="0.23000000000000001">
            <text:p>0.2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RV301</text:p>
          </table:table-cell>
          <table:table-cell table:style-name="ACE-0" office:value-type="string">
            <text:p>P160KNPD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10k lin P160KNPD-4FC20B10K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858-P160KNP4FC20B10K</text:p>
          </table:table-cell>
          <table:table-cell table:style-name="ACE-3" table:formula="of:=0.59299999999999997*1.1899999999999999" office:value-type="float" office:value="0.70566999999999991">
            <text:p>0.706 </text:p>
          </table:table-cell>
          <table:table-cell table:style-name="ACE-2" table:formula="of:=ROUND([.G21]*[.C21];2)" office:value-type="float" office:value="0.70999999999999996">
            <text:p>0.71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H1</text:p>
          </table:table-cell>
          <table:table-cell table:style-name="ACE-0" office:value-type="string">
            <text:p>Housing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Oliver</text:p>
          </table:table-cell>
          <table:table-cell table:style-name="ACE-0"/>
          <table:table-cell table:style-name="ACE-3" office:value-type="float" office:value="6">
            <text:p>6.000 </text:p>
          </table:table-cell>
          <table:table-cell table:style-name="ACE-2" table:formula="of:=ROUND([.G22]*[.C22];2)" office:value-type="float" office:value="6">
            <text:p>6.00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J1</text:p>
          </table:table-cell>
          <table:table-cell table:style-name="ACE-0" office:value-type="string">
            <text:p>Jumper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Jumper 2,54mm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JUMPER 2,54 SW</text:p>
          </table:table-cell>
          <table:table-cell table:style-name="ACE-3" office:value-type="float" office:value="0.029999999999999999">
            <text:p>0.030 </text:p>
          </table:table-cell>
          <table:table-cell table:style-name="ACE-2" table:formula="of:=ROUND([.G23]*[.C23];2)" office:value-type="float" office:value="0.029999999999999999">
            <text:p>0.0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K1</text:p>
          </table:table-cell>
          <table:table-cell table:style-name="ACE-0" office:value-type="string">
            <text:p>Potentiometer Knob silver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24mm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KNOPF 24-6 AL</text:p>
          </table:table-cell>
          <table:table-cell table:style-name="ACE-3" office:value-type="float" office:value="2.6000000000000001">
            <text:p>2.600 </text:p>
          </table:table-cell>
          <table:table-cell table:style-name="ACE-2" table:formula="of:=ROUND([.G24]*[.C24];2)" office:value-type="float" office:value="2.6000000000000001">
            <text:p>2.60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101</text:p>
          </table:table-cell>
          <table:table-cell table:style-name="ACE-0" office:value-type="string">
            <text:p>LED_D3.0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ORWARD - green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3MM GN</text:p>
          </table:table-cell>
          <table:table-cell table:style-name="ACE-3" office:value-type="float" office:value="0.12">
            <text:p>0.120 </text:p>
          </table:table-cell>
          <table:table-cell table:style-name="ACE-2" table:formula="of:=ROUND([.G25]*[.C25];2)" office:value-type="float" office:value="0.12">
            <text:p>0.1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205</text:p>
          </table:table-cell>
          <table:table-cell table:style-name="ACE-0" office:value-type="string">
            <text:p>LED_D3.0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D - green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3MM GN</text:p>
          </table:table-cell>
          <table:table-cell table:style-name="ACE-3" office:value-type="float" office:value="0.12">
            <text:p>0.120 </text:p>
          </table:table-cell>
          <table:table-cell table:style-name="ACE-2" table:formula="of:=ROUND([.G26]*[.C26];2)" office:value-type="float" office:value="0.12">
            <text:p>0.1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206</text:p>
          </table:table-cell>
          <table:table-cell table:style-name="ACE-0" office:value-type="string">
            <text:p>LED_D3.0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EVERSE - green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3MM GN</text:p>
          </table:table-cell>
          <table:table-cell table:style-name="ACE-3" office:value-type="float" office:value="0.12">
            <text:p>0.120 </text:p>
          </table:table-cell>
          <table:table-cell table:style-name="ACE-2" table:formula="of:=ROUND([.G27]*[.C27];2)" office:value-type="float" office:value="0.12">
            <text:p>0.1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102</text:p>
          </table:table-cell>
          <table:table-cell table:style-name="ACE-0" office:value-type="string">
            <text:p>LED_D3.0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D - red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3MM RT</text:p>
          </table:table-cell>
          <table:table-cell table:style-name="ACE-3" office:value-type="float" office:value="0.13">
            <text:p>0.130 </text:p>
          </table:table-cell>
          <table:table-cell table:style-name="ACE-2" table:formula="of:=ROUND([.G28]*[.C28];2)" office:value-type="float" office:value="0.13">
            <text:p>0.1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207</text:p>
          </table:table-cell>
          <table:table-cell table:style-name="ACE-0" office:value-type="string">
            <text:p>LED_D3.0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TOP - red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3MM RT</text:p>
          </table:table-cell>
          <table:table-cell table:style-name="ACE-3" office:value-type="float" office:value="0.13">
            <text:p>0.130 </text:p>
          </table:table-cell>
          <table:table-cell table:style-name="ACE-2" table:formula="of:=ROUND([.G29]*[.C29];2)" office:value-type="float" office:value="0.13">
            <text:p>0.1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304</text:p>
          </table:table-cell>
          <table:table-cell table:style-name="ACE-0" office:value-type="string">
            <text:p>LED_D5.0mm_Horicontal_FLIPPED_O1.27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D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EL 5-22500KW</text:p>
          </table:table-cell>
          <table:table-cell table:style-name="ACE-3" office:value-type="float" office:value="0.22">
            <text:p>0.220 </text:p>
          </table:table-cell>
          <table:table-cell table:style-name="ACE-2" table:formula="of:=ROUND([.G30]*[.C30];2)" office:value-type="float" office:value="0.22">
            <text:p>0.2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305</text:p>
          </table:table-cell>
          <table:table-cell table:style-name="ACE-0" office:value-type="string">
            <text:p>LED_D5.0mm_Horicontal_O1.27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D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EL 5-22500KW</text:p>
          </table:table-cell>
          <table:table-cell table:style-name="ACE-3" office:value-type="float" office:value="0.22">
            <text:p>0.220 </text:p>
          </table:table-cell>
          <table:table-cell table:style-name="ACE-2" table:formula="of:=ROUND([.G31]*[.C31];2)" office:value-type="float" office:value="0.22">
            <text:p>0.2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1,S2,S3,S4</text:p>
          </table:table-cell>
          <table:table-cell table:style-name="ACE-0" office:value-type="string">
            <text:p>Mounting Screws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2,9mm x 6,5mm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SBL 29065-100</text:p>
          </table:table-cell>
          <table:table-cell table:style-name="ACE-3" office:value-type="float" office:value="0.019900000000000001">
            <text:p>0.020 </text:p>
          </table:table-cell>
          <table:table-cell table:style-name="ACE-2" table:formula="of:=ROUND([.G32]*[.C32];2)" office:value-type="float" office:value="0.080000000000000002">
            <text:p>0.08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B1</text:p>
          </table:table-cell>
          <table:table-cell table:style-name="ACE-0" office:value-type="string">
            <text:p>Battery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ithium battery 1700mAh</text:p>
          </table:table-cell>
          <table:table-cell table:style-name="ACE-0" office:value-type="string">
            <text:p>TME</text:p>
          </table:table-cell>
          <table:table-cell table:style-name="ACE-0" office:value-type="string">
            <text:p>ACCU-LP103058/CL</text:p>
          </table:table-cell>
          <table:table-cell table:style-name="ACE-3" table:formula="of:=7.2599999999999998*1.1899999999999999" office:value-type="float" office:value="8.6394000000000002">
            <text:p>8.639 </text:p>
          </table:table-cell>
          <table:table-cell table:style-name="ACE-2" table:formula="of:=ROUND([.G33]*[.C33];2)" office:value-type="float" office:value="8.6400000000000006">
            <text:p>8.64 </text:p>
          </table:table-cell>
          <table:table-cell table:number-columns-repeated="1016" table:style-name="ACE-0"/>
        </table:table-row>
        <table:table-row table:style-name="AROW-0">
          <table:table-cell table:number-columns-repeated="6" table:style-name="ACE-0"/>
          <table:table-cell table:style-name="ACE-3"/>
          <table:table-cell table:style-name="ACE-2"/>
          <table:table-cell table:number-columns-repeated="1016" table:style-name="ACE-0"/>
        </table:table-row>
        <table:table-row table:style-name="AROW-0">
          <table:table-cell table:style-name="ACE-0"/>
          <table:table-cell table:style-name="ACE-0" office:value-type="string">
            <text:p>Summe</text:p>
          </table:table-cell>
          <table:table-cell table:number-columns-repeated="4" table:style-name="ACE-0"/>
          <table:table-cell table:style-name="ACE-3"/>
          <table:table-cell table:style-name="ACE-2" table:formula="of:=SUM([.H2:.H33])" office:value-type="float" office:value="31.41">
            <text:p>31.41 </text:p>
          </table:table-cell>
          <table:table-cell table:number-columns-repeated="1016" table:style-name="ACE-0"/>
        </table:table-row>
        <table:table-row table:style-name="AROW-0">
          <table:table-cell table:number-columns-repeated="6" table:style-name="ACE-0"/>
          <table:table-cell table:style-name="ACE-3"/>
          <table:table-cell table:style-name="ACE-2"/>
          <table:table-cell table:number-columns-repeated="1016" table:style-name="ACE-0"/>
        </table:table-row>
        <table:table-row table:style-name="AROW-0" table:number-rows-repeated="2">
          <table:table-cell table:number-columns-repeated="2" table:style-name="ACE-1"/>
          <table:table-cell table:number-columns-repeated="4" table:style-name="ACE-0"/>
          <table:table-cell table:style-name="ACE-3"/>
          <table:table-cell table:style-name="ACE-2"/>
          <table:table-cell table:number-columns-repeated="1016" table:style-name="ACE-0"/>
        </table:table-row>
        <table:table-row table:style-name="AROW-0" table:number-rows-repeated="2">
          <table:table-cell table:number-columns-repeated="2" table:style-name="ACE-1"/>
          <table:table-cell table:number-columns-repeated="1022" table:style-name="ACE-0"/>
        </table:table-row>
        <table:table-row table:style-name="AROW-0" table:number-rows-repeated="7">
          <table:table-cell table:number-columns-repeated="2" table:style-name="ACE-1"/>
          <table:table-cell table:number-columns-repeated="4" table:style-name="ACE-0"/>
          <table:table-cell table:style-name="ACE-3"/>
          <table:table-cell table:style-name="ACE-2"/>
          <table:table-cell table:number-columns-repeated="1016" table:style-name="ACE-0"/>
        </table:table-row>
        <table:table-row table:style-name="AROW-0" table:number-rows-repeated="65469">
          <table:table-cell table:number-columns-repeated="6" table:style-name="ACE-0"/>
          <table:table-cell table:style-name="ACE-3"/>
          <table:table-cell table:style-name="ACE-2"/>
          <table:table-cell table:number-columns-repeated="1016" table:style-name="ACE-0"/>
        </table:table-row>
        <table:table-row table:style-name="AROW-0" table:number-rows-repeated="983034">
          <table:table-cell table:number-columns-repeated="1024"/>
        </table:table-row>
        <table:table-row table:style-name="AROW-0" table:number-rows-repeated="26">
          <table:table-cell table:number-columns-repeated="1024" table:style-name="ACE-1"/>
        </table:table-row>
        <table:named-expressions>
          <table:named-expression table:name="Sheet_Title" table:expression="of:=&quot;wfred_rev5.csv&quot;" table:base-cell-address="$'wfred_rev6.csv'.$A$1"/>
          <table:named-expression table:name="Print_Area" table:expression="of:=#REF!" table:base-cell-address="$'wfred_rev6.csv'.$A$1"/>
        </table:named-expressions>
        <gnm:selections gnm:cursor-col="11" gnm:cursor-row="1">
          <gnm:selection gnm:start-col="11" gnm:start-row="1" gnm:end-col="11" gnm:end-row="33"/>
        </gnm:selections>
      </table:table>
      <table:named-expressions>
        <table:named-range table:name="__Anonymous_Sheet_DB__0" table:cell-range-address="$'wfred_rev6.csv'.$A$1:.$AMJ$1048576" table:base-cell-address="$'wfred_rev6.csv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currency-style style:name="ND-0">
      <number:number number:decimal-places="2" number:grouping="false" number:min-integer-digits="1"/>
      <number:text> </number:text>
    </number:currency-style>
    <number:currency-style style:name="ND-1">
      <number:number number:decimal-places="3" number:grouping="false" number:min-integer-digits="1"/>
      <number:text> </number:text>
    </number:currency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8pt" style:use-optimal-column-width="true"/>
    </style:default-style>
    <style:default-style style:family="table-row">
      <style:table-row-properties style:row-height="12.815999999999999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 annotations_at_end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wfred_rev6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11-13T21:09:06Z</dc:date>
    <meta:print-date>2019-09-12T19:15:18Z</meta:print-date>
    <meta:creation-date>2019-03-14T20:07:53Z</meta:creation-date>
    <meta:editing-cycles>8</meta:editing-cycles>
    <meta:editing-duration>PT1H15M17S</meta:editing-duration>
    <meta:generator>gnumeric/1.12.49</meta:generator>
    <meta:user-defined meta:name="meta:print-date" meta:value-type="date">2019-05-04T12:59:09Z</meta:user-defined>
  </office:meta>
</office:document-meta>
</file>